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57da" officeooo:paragraph-rsid="000e57da"/>
    </style:style>
    <style:style style:name="P2" style:family="paragraph" style:parent-style-name="Standard">
      <style:text-properties officeooo:rsid="000e57da" officeooo:paragraph-rsid="0027baac"/>
    </style:style>
    <style:style style:name="P3" style:family="paragraph" style:parent-style-name="Standard">
      <style:text-properties fo:font-weight="bold" officeooo:rsid="000e57da" officeooo:paragraph-rsid="000e57da" style:font-weight-asian="bold" style:font-weight-complex="bold"/>
    </style:style>
    <style:style style:name="P4" style:family="paragraph" style:parent-style-name="Standard">
      <style:text-properties officeooo:rsid="000e9264" officeooo:paragraph-rsid="000e9264"/>
    </style:style>
    <style:style style:name="P5" style:family="paragraph" style:parent-style-name="Standard">
      <style:text-properties fo:font-style="italic" officeooo:rsid="000e9264" officeooo:paragraph-rsid="000e9264" style:font-style-asian="italic" style:font-style-complex="italic"/>
    </style:style>
    <style:style style:name="P6" style:family="paragraph" style:parent-style-name="Standard" style:list-style-name="L2">
      <style:text-properties fo:font-style="italic" officeooo:rsid="000e9264" officeooo:paragraph-rsid="00177f04" style:font-style-asian="italic" style:font-style-complex="italic"/>
    </style:style>
    <style:style style:name="P7" style:family="paragraph" style:parent-style-name="Standard">
      <style:text-properties fo:font-style="italic" officeooo:rsid="001020a6" officeooo:paragraph-rsid="001020a6" style:font-style-asian="italic" style:font-style-complex="italic"/>
    </style:style>
    <style:style style:name="P8" style:family="paragraph" style:parent-style-name="Standard" style:list-style-name="L2">
      <style:text-properties fo:font-style="italic" officeooo:rsid="00177f04" officeooo:paragraph-rsid="00177f04" style:font-style-asian="italic" style:font-style-complex="italic"/>
    </style:style>
    <style:style style:name="P9" style:family="paragraph" style:parent-style-name="Standard" style:list-style-name="L2">
      <style:text-properties fo:font-style="italic" officeooo:rsid="00195f24" officeooo:paragraph-rsid="001aaea8" style:font-style-asian="italic" style:font-style-complex="italic"/>
    </style:style>
    <style:style style:name="P10" style:family="paragraph" style:parent-style-name="Standard" style:list-style-name="L2">
      <style:text-properties fo:font-style="italic" style:text-underline-style="none" fo:font-weight="normal" officeooo:rsid="0085670a" officeooo:paragraph-rsid="00177f04" style:font-style-asian="italic" style:font-weight-asian="normal" style:font-style-complex="italic" style:font-weight-complex="normal"/>
    </style:style>
    <style:style style:name="P11" style:family="paragraph" style:parent-style-name="Standard" style:list-style-name="L2">
      <style:text-properties fo:font-style="italic" style:text-underline-style="none" fo:font-weight="normal" officeooo:rsid="0085670a" officeooo:paragraph-rsid="00177f04" fo:background-color="#ffff00" style:font-style-asian="italic" style:font-weight-asian="normal" style:font-style-complex="italic" style:font-weight-complex="normal"/>
    </style:style>
    <style:style style:name="P12" style:family="paragraph" style:parent-style-name="Standard" style:list-style-name="L2">
      <style:text-properties fo:font-style="italic" officeooo:rsid="0011fa96" officeooo:paragraph-rsid="0011fa96" fo:background-color="#ffff00" style:font-style-asian="italic" style:font-style-complex="italic"/>
    </style:style>
    <style:style style:name="P13" style:family="paragraph" style:parent-style-name="Standard" style:list-style-name="L2">
      <style:text-properties fo:font-style="italic" officeooo:rsid="00177f04" officeooo:paragraph-rsid="00177f04" fo:background-color="#ffff00" style:font-style-asian="italic" style:font-style-complex="italic"/>
    </style:style>
    <style:style style:name="P14" style:family="paragraph" style:parent-style-name="Standard" style:list-style-name="L2">
      <style:text-properties fo:font-style="italic" officeooo:rsid="00195f24" officeooo:paragraph-rsid="00195f24" fo:background-color="#ffff00" style:font-style-asian="italic" style:font-style-complex="italic"/>
    </style:style>
    <style:style style:name="P15" style:family="paragraph" style:parent-style-name="Standard" style:list-style-name="L2">
      <style:text-properties fo:font-style="italic" officeooo:rsid="00195f24" officeooo:paragraph-rsid="001aaea8" fo:background-color="#ffff00" style:font-style-asian="italic" style:font-style-complex="italic"/>
    </style:style>
    <style:style style:name="P16" style:family="paragraph" style:parent-style-name="Standard">
      <style:text-properties fo:font-style="normal" officeooo:rsid="000e9264" officeooo:paragraph-rsid="000e9264" style:font-style-asian="normal" style:font-style-complex="normal"/>
    </style:style>
    <style:style style:name="P17" style:family="paragraph" style:parent-style-name="Standard">
      <style:text-properties fo:font-style="normal" officeooo:rsid="001020a6" officeooo:paragraph-rsid="001020a6" style:font-style-asian="normal" style:font-style-complex="normal"/>
    </style:style>
    <style:style style:name="P18" style:family="paragraph" style:parent-style-name="Standard" style:list-style-name="L2">
      <style:text-properties officeooo:paragraph-rsid="00138980"/>
    </style:style>
    <style:style style:name="P19" style:family="paragraph" style:parent-style-name="Standard" style:list-style-name="L2">
      <style:text-properties officeooo:paragraph-rsid="0015fed4"/>
    </style:style>
    <style:style style:name="P20" style:family="paragraph" style:parent-style-name="Standard" style:list-style-name="L2">
      <style:text-properties officeooo:paragraph-rsid="001afdec"/>
    </style:style>
    <style:style style:name="P21" style:family="paragraph" style:parent-style-name="Standard" style:list-style-name="L2">
      <style:text-properties officeooo:paragraph-rsid="0026099a"/>
    </style:style>
    <style:style style:name="P22" style:family="paragraph" style:parent-style-name="Standard" style:list-style-name="L2">
      <style:text-properties officeooo:rsid="001425dd" officeooo:paragraph-rsid="001425dd"/>
    </style:style>
    <style:style style:name="P23" style:family="paragraph" style:parent-style-name="Standard">
      <style:text-properties fo:font-weight="normal" officeooo:rsid="0015fed4" officeooo:paragraph-rsid="0015fed4" style:font-weight-asian="normal" style:font-weight-complex="normal"/>
    </style:style>
    <style:style style:name="P24" style:family="paragraph" style:parent-style-name="Standard" style:list-style-name="L3">
      <style:text-properties fo:font-weight="normal" officeooo:rsid="0015fed4" officeooo:paragraph-rsid="0015fed4" style:font-weight-asian="normal" style:font-weight-complex="normal"/>
    </style:style>
    <style:style style:name="P25" style:family="paragraph" style:parent-style-name="Standard" style:list-style-name="L2">
      <style:text-properties officeooo:rsid="001afdec" officeooo:paragraph-rsid="001afdec" fo:background-color="#ffff00"/>
    </style:style>
    <style:style style:name="P26" style:family="paragraph" style:parent-style-name="Standard" style:list-style-name="L2">
      <style:text-properties officeooo:rsid="001c9ee8" officeooo:paragraph-rsid="001c9ee8" fo:background-color="#ffff00"/>
    </style:style>
    <style:style style:name="P27" style:family="paragraph" style:parent-style-name="Standard" style:list-style-name="L5">
      <style:text-properties officeooo:paragraph-rsid="000e9264" fo:background-color="#ffff00"/>
    </style:style>
    <style:style style:name="P28" style:family="paragraph" style:parent-style-name="Standard" style:list-style-name="L2">
      <style:text-properties officeooo:rsid="001425dd" officeooo:paragraph-rsid="001425dd" fo:background-color="#ffff00"/>
    </style:style>
    <style:style style:name="P29" style:family="paragraph" style:parent-style-name="Standard" style:list-style-name="L2">
      <style:text-properties officeooo:rsid="001de70c" officeooo:paragraph-rsid="001de70c" fo:background-color="#ffff00"/>
    </style:style>
    <style:style style:name="P30" style:family="paragraph" style:parent-style-name="Standard" style:list-style-name="L2">
      <style:text-properties officeooo:rsid="001e7173" officeooo:paragraph-rsid="001e7173" fo:background-color="#ffff00"/>
    </style:style>
    <style:style style:name="P31" style:family="paragraph" style:parent-style-name="Standard" style:list-style-name="L2">
      <style:text-properties officeooo:rsid="001ff306" officeooo:paragraph-rsid="001ff306" fo:background-color="#ffff00"/>
    </style:style>
    <style:style style:name="P32" style:family="paragraph" style:parent-style-name="Standard" style:list-style-name="L2">
      <style:text-properties officeooo:rsid="0022efed" officeooo:paragraph-rsid="0022efed" fo:background-color="#ffff00"/>
    </style:style>
    <style:style style:name="P33" style:family="paragraph" style:parent-style-name="Standard" style:list-style-name="L2">
      <style:text-properties officeooo:rsid="002029ec" officeooo:paragraph-rsid="002029ec" fo:background-color="transparent"/>
    </style:style>
    <style:style style:name="P34" style:family="paragraph" style:parent-style-name="Standard" style:list-style-name="L2">
      <style:text-properties officeooo:rsid="0021f1ad" officeooo:paragraph-rsid="0021f1ad" fo:background-color="transparent"/>
    </style:style>
    <style:style style:name="P35" style:family="paragraph" style:parent-style-name="Standard" style:list-style-name="L2">
      <style:text-properties officeooo:rsid="0022efed" officeooo:paragraph-rsid="0022efed" fo:background-color="transparent"/>
    </style:style>
    <style:style style:name="P36" style:family="paragraph" style:parent-style-name="Standard" style:list-style-name="L2">
      <style:text-properties officeooo:rsid="0023b3a1" officeooo:paragraph-rsid="0023b3a1" fo:background-color="transparent"/>
    </style:style>
    <style:style style:name="P37" style:family="paragraph" style:parent-style-name="Standard">
      <style:text-properties officeooo:paragraph-rsid="0027baac"/>
    </style:style>
    <style:style style:name="T1" style:family="text">
      <style:text-properties officeooo:rsid="001020a6"/>
    </style:style>
    <style:style style:name="T2" style:family="text">
      <style:text-properties officeooo:rsid="00138980"/>
    </style:style>
    <style:style style:name="T3" style:family="text">
      <style:text-properties fo:color="#000000" style:font-name="Times New Roman" fo:font-size="12pt" fo:background-color="#ffffff" loext:char-shading-value="0"/>
    </style:style>
    <style:style style:name="T4" style:family="text">
      <style:text-properties fo:color="#000000" style:font-name="Times New Roman" fo:font-size="12pt" officeooo:rsid="00138980" fo:background-color="#ffffff" loext:char-shading-value="0"/>
    </style:style>
    <style:style style:name="T5" style:family="text">
      <style:text-properties fo:color="#000000" style:font-name="Times New Roman" fo:font-size="12pt" fo:font-style="italic" fo:background-color="#ffffff" loext:char-shading-value="0" style:font-style-asian="italic" style:font-style-complex="italic"/>
    </style:style>
    <style:style style:name="T6" style:family="text">
      <style:text-properties fo:color="#000000" style:font-name="Times New Roman" fo:font-size="12pt" fo:font-style="italic" style:text-underline-style="none" fo:font-weight="normal" fo:background-color="#ffffff" loext:char-shading-value="0" style:font-style-asian="italic" style:font-weight-asian="normal" style:font-style-complex="italic" style:font-weight-complex="normal"/>
    </style:style>
    <style:style style:name="T7" style:family="text">
      <style:text-properties fo:color="#000000" style:font-name="Times New Roman" fo:font-size="12pt" fo:font-style="italic" style:text-underline-style="none" fo:font-weight="normal" officeooo:rsid="0024a016" fo:background-color="#ffffff" loext:char-shading-value="0" style:font-style-asian="italic" style:font-weight-asian="normal" style:font-style-complex="italic" style:font-weight-complex="normal"/>
    </style:style>
    <style:style style:name="T8" style:family="text">
      <style:text-properties fo:color="#000000" style:font-name="Times New Roman" fo:font-size="12pt" style:text-underline-style="none" fo:font-weight="normal" officeooo:rsid="001afdec" fo:background-color="#ffffff" loext:char-shading-value="0" style:font-weight-asian="normal" style:font-weight-complex="normal"/>
    </style:style>
    <style:style style:name="T9" style:family="text">
      <style:text-properties fo:color="#000000" style:font-name="Times New Roman" fo:font-size="11pt" fo:font-style="normal" officeooo:rsid="00119dc9" fo:background-color="transparent" loext:char-shading-value="0" style:font-size-asian="9.60000038146973pt" style:font-style-asian="normal" style:font-size-complex="11pt" style:font-style-complex="normal"/>
    </style:style>
    <style:style style:name="T10" style:family="text">
      <style:text-properties fo:color="#000000" style:font-name="Times New Roman" fo:font-size="11pt" fo:font-style="normal" officeooo:rsid="0011b564" fo:background-color="transparent" loext:char-shading-value="0" style:font-size-asian="9.60000038146973pt" style:font-style-asian="normal" style:font-size-complex="11pt" style:font-style-complex="normal"/>
    </style:style>
    <style:style style:name="T11" style:family="text">
      <style:text-properties fo:color="#000000" style:font-name="Times New Roman" fo:font-size="11pt" fo:font-style="normal" officeooo:rsid="0013afe2" fo:background-color="transparent" loext:char-shading-value="0" style:font-size-asian="9.60000038146973pt" style:font-style-asian="normal" style:font-size-complex="11pt" style:font-style-complex="normal"/>
    </style:style>
    <style:style style:name="T12" style:family="text">
      <style:text-properties fo:color="#000000" style:font-name="Times New Roman" fo:font-size="11pt" fo:font-style="normal" officeooo:rsid="001513a4" fo:background-color="transparent" loext:char-shading-value="0" style:font-size-asian="9.60000038146973pt" style:font-style-asian="normal" style:font-size-complex="11pt" style:font-style-complex="normal"/>
    </style:style>
    <style:style style:name="T13" style:family="text">
      <style:text-properties fo:font-style="italic" style:font-style-asian="italic" style:font-style-complex="italic"/>
    </style:style>
    <style:style style:name="T14" style:family="text">
      <style:text-properties fo:font-style="italic" officeooo:rsid="00138980" style:font-style-asian="italic" style:font-style-complex="italic"/>
    </style:style>
    <style:style style:name="T15" style:family="text">
      <style:text-properties fo:font-style="italic" officeooo:rsid="0015fed4" style:font-style-asian="italic" style:font-style-complex="italic"/>
    </style:style>
    <style:style style:name="T16" style:family="text">
      <style:text-properties fo:font-style="italic" officeooo:rsid="000e9264" style:font-style-asian="italic" style:font-style-complex="italic"/>
    </style:style>
    <style:style style:name="T17" style:family="text">
      <style:text-properties fo:font-style="italic" officeooo:rsid="002699a3" style:font-style-asian="italic" style:font-style-complex="italic"/>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fo:font-weight="normal" officeooo:rsid="001aaea8" style:font-style-asian="italic" style:font-weight-asian="normal" style:font-style-complex="italic" style:font-weight-complex="normal"/>
    </style:style>
    <style:style style:name="T20" style:family="text">
      <style:text-properties fo:font-style="italic" style:text-underline-style="none" fo:font-weight="normal" officeooo:rsid="001afdec" style:font-style-asian="italic" style:font-weight-asian="normal" style:font-style-complex="italic" style:font-weight-complex="normal"/>
    </style:style>
    <style:style style:name="T21" style:family="text">
      <style:text-properties fo:font-style="italic" style:text-underline-style="none" fo:font-weight="normal" officeooo:rsid="00195f24" style:font-style-asian="italic" style:font-weight-asian="normal" style:font-style-complex="italic" style:font-weight-complex="normal"/>
    </style:style>
    <style:style style:name="T22" style:family="text">
      <style:text-properties fo:font-style="italic" style:text-underline-style="none" fo:font-weight="normal" officeooo:rsid="0024a016" style:font-style-asian="italic" style:font-weight-asian="normal" style:font-style-complex="italic" style:font-weight-complex="normal"/>
    </style:style>
    <style:style style:name="T23" style:family="text">
      <style:text-properties fo:font-style="italic" style:text-underline-style="none" fo:font-weight="normal" officeooo:rsid="002699a3" style:font-style-asian="italic" style:font-weight-asian="normal" style:font-style-complex="italic" style:font-weight-complex="normal"/>
    </style:style>
    <style:style style:name="T24" style:family="text">
      <style:text-properties fo:font-style="italic" style:text-underline-style="none" fo:font-weight="normal" officeooo:rsid="0024a016" fo:background-color="transparent" loext:char-shading-value="0" style:font-style-asian="italic" style:font-weight-asian="normal" style:font-style-complex="italic" style:font-weight-complex="normal"/>
    </style:style>
    <style:style style:name="T25" style:family="text">
      <style:text-properties fo:font-style="italic" officeooo:rsid="000e9264" fo:background-color="transparent" loext:char-shading-value="0" style:font-style-asian="italic" style:font-style-complex="italic"/>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85670a" style:font-weight-asian="normal" style:font-weight-complex="normal"/>
    </style:style>
    <style:style style:name="T28" style:family="text">
      <style:text-properties style:text-underline-style="none" fo:font-weight="normal" officeooo:rsid="001aaea8" style:font-weight-asian="normal" style:font-weight-complex="normal"/>
    </style:style>
    <style:style style:name="T29" style:family="text">
      <style:text-properties officeooo:rsid="00177f04"/>
    </style:style>
    <style:style style:name="T30" style:family="text">
      <style:text-properties style:text-position="super 58%" style:text-underline-style="none" fo:font-weight="normal" style:font-weight-asian="normal" style:font-weight-complex="normal"/>
    </style:style>
    <style:style style:name="T31" style:family="text">
      <style:text-properties fo:font-size="11pt" fo:font-style="normal" officeooo:rsid="000e9264" fo:background-color="transparent" loext:char-shading-value="0" style:font-size-asian="9.60000038146973pt" style:font-style-asian="normal" style:font-size-complex="11pt" style:font-style-complex="normal"/>
    </style:style>
    <style:style style:name="T32" style:family="text">
      <style:text-properties fo:font-size="11pt" fo:font-style="normal" officeooo:rsid="00119dc9" fo:background-color="transparent" loext:char-shading-value="0" style:font-size-asian="9.60000038146973pt" style:font-style-asian="normal" style:font-size-complex="11pt" style:font-style-complex="normal"/>
    </style:style>
    <style:style style:name="T33" style:family="text">
      <style:text-properties fo:font-size="11pt" fo:font-style="normal" officeooo:rsid="001513a4" fo:background-color="transparent" loext:char-shading-value="0" style:font-size-asian="9.60000038146973pt" style:font-style-asian="normal" style:font-size-complex="11pt" style:font-style-complex="normal"/>
    </style:style>
    <style:style style:name="T34" style:family="text">
      <style:text-properties fo:font-size="11pt" fo:font-style="normal" officeooo:rsid="0011b564" fo:background-color="transparent" loext:char-shading-value="0" style:font-size-asian="9.60000038146973pt" style:font-style-asian="normal" style:font-size-complex="11pt" style:font-style-complex="normal"/>
    </style:style>
    <style:style style:name="T35" style:family="text">
      <style:text-properties fo:font-size="11pt" fo:font-style="normal" officeooo:rsid="0013afe2" fo:background-color="transparent" loext:char-shading-value="0" style:font-size-asian="9.60000038146973pt" style:font-style-asian="normal" style:font-size-complex="11pt" style:font-style-complex="normal"/>
    </style:style>
    <style:style style:name="T36" style:family="text">
      <style:text-properties fo:font-size="11pt" fo:font-style="normal" officeooo:rsid="00167bb4" fo:background-color="transparent" loext:char-shading-value="0" style:font-size-asian="9.60000038146973pt" style:font-style-asian="normal" style:font-size-complex="11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Introduction Draft 2 for Feedback</text:p>
      <text:p text:style-name="P3"/>
      <text:p text:style-name="P23">General structure:</text:p>
      <text:list xml:id="list4247444916" text:style-name="L3">
        <text:list-item>
          <text:p text:style-name="P24">How agricultural productivity affects food security</text:p>
        </text:list-item>
        <text:list-item>
          <text:p text:style-name="P24">How land quality and land degradation affect agricultural productivity</text:p>
        </text:list-item>
        <text:list-item>
          <text:p text:style-name="P24">How policy is important to deal with both of these questions</text:p>
        </text:list-item>
        <text:list-item>
          <text:p text:style-name="P24">Why my research will help policy</text:p>
        </text:list-item>
      </text:list>
      <text:p text:style-name="P3"/>
      <text:p text:style-name="P1"/>
      <text:p text:style-name="P37"><text:span text:style-name="T31">U</text:span><text:span text:style-name="T32">nder current agricultural practice, global food security will fail within the next thirty years (B</text:span><text:span text:style-name="T33">aldos et al., 2014</text:span><text:span text:style-name="T32">). With a projected global population exceeding 9 billion by 2050 </text:span><text:span text:style-name="T9">(Lutz </text:span><text:span text:style-name="T10">et al.</text:span><text:span text:style-name="T9">, 2010)</text:span><text:span text:style-name="T32">, there is an increasing deficit of available land </text:span><text:span text:style-name="T34">required to meet consumption demands </text:span><text:span text:style-name="T10">(Schmidhuber et al., 2007)</text:span><text:span text:style-name="T34">. </text:span><text:span text:style-name="T35">Consumption per capita is estimated to surge over the coming decades as disposable incomes soar </text:span><text:span text:style-name="T32">(B</text:span><text:span text:style-name="T33">aldos et al., 2014</text:span><text:span text:style-name="T32">)</text:span><text:span text:style-name="T35">. Growing disparity over the division of available agricultural land between crops for direct consumption, feedstuffs for livestock, and first generation biofuels adds further </text:span><text:span text:style-name="T36">pressure</text:span><text:span text:style-name="T35"> to the problem </text:span><text:span text:style-name="T11">(Fischer </text:span><text:span text:style-name="T12">et al.</text:span><text:span text:style-name="T11">, 2009)</text:span><text:span text:style-name="T35">. </text:span></text:p>
      <text:p text:style-name="P2"><text:span text:style-name="T25"/></text:p>
      <text:p text:style-name="P1"/>
      <text:p text:style-name="P1"/>
      <text:p text:style-name="P1"/>
      <text:p text:style-name="P1"/>
      <text:p text:style-name="P1"/>
      <text:p text:style-name="P1"/>
      <text:p text:style-name="P1"/>
      <text:p text:style-name="P4">First Paragraph</text:p>
      <text:list xml:id="list3545781967" text:style-name="L5">
        <text:list-item>
          <text:p text:style-name="P27"><text:span text:style-name="T16">Global population growth is expected to exceed 9 billion by 2050. This places more importance on food security. There is simply not enough land available to establish food security with current agricultural practices. Therefore, the solution must be to focus on increasing yields per hectare. </text:span></text:p>
        </text:list-item>
      </text:list>
      <text:list xml:id="list453588313" text:style-name="L2">
        <text:list-item>
          <text:p text:style-name="P12">In the coming decades, greater per capita food consumption is expected in the wake of growing incomes in the developing world. The resulting shifts in consumption patterns from a diet high in starchy foods to one that is richer in protein, including meats and dairy products will have an important impact on global agriculture. </text:p>
        </text:list-item>
        <text:list-item>
          <text:p text:style-name="P12">Coupled with steady population growth in the future, the competition for crop output between direct consumption, and livestock feedstuffs and raw inputs to processed food industries will intensify. At the same time, the industrial demand for crops is expected to rise with the growing use of renewable fuels worldwide, especially for first generation biofuels which require food crop feedstocks.</text:p>
        </text:list-item>
        <text:list-item>
          <text:p text:style-name="P12">Over the past five decades, food availability has been greatly enhanced through productivity gains in the agricultural sector. Continuation of such trends will be critical to ensuring food security between now and mid-century, as population, incomes and biofuel use continue to grow. </text:p>
        </text:list-item>
        <text:list-item>
          <text:p text:style-name="P12">Total factor productivity – a measure of the growth in aggregate output relative to an index of all inputs – in both the global crop and livestock sectors actually rose over the past two decades. However, there are concerns on some fronts that crop yields for key staple grains <text:span text:style-name="T2">may be reaching their biophysical limits in some regions.</text:span></text:p>
        </text:list-item>
        <text:list-item>
          <text:p text:style-name="P18"><text:span text:style-name="T14">The future trajectory of crop yields will also be affected by climate change, although the precise impacts are uncertain and spatially heterogeneous. There is also the potential for crop yields to be enhanced via the fertilisation effect of rising CO2 concentrations in the atmosphere </text:span><text:span text:style-name="T3">(Baldos </text:span><text:span text:style-name="T4">et al.</text:span><text:span text:style-name="T3">, 2014)</text:span><text:span text:style-name="T14">. </text:span></text:p>
          <text:p text:style-name="P18"><text:soft-page-break/><text:span text:style-name="T14"/></text:p>
        </text:list-item>
        <text:list-item>
          <text:p text:style-name="P28"><text:span text:style-name="T14">A</text:span><text:span text:style-name="T13">s rising populations and incomes increase pressure on land and other resources around the world, agricultural productivity plays an increasingly important role in improving food supplies and food security. </text:span></text:p>
        </text:list-item>
        <text:list-item>
          <text:p text:style-name="P28"><text:span text:style-name="T13">Agronomic studies and conventional wisdom have long recognised that land quality affects agricultural productivity, but it has been difficult to disentangle land quality’s effects from those of other factors, such as changes in input use. </text:span></text:p>
        </text:list-item>
        <text:list-item>
          <text:p text:style-name="P22"><text:span text:style-name="T13">Land degradation appears to generate productivity losses that are relatively small on a global scale (although their relative importance may increase if productivity growth continues to slow). New estimates of productivity losses are consistent with the lower range of previous estimates. For example, potential yield losses to erosion estimated in the soil science literature average 0.3 percent per year across regions and crops. </text:span></text:p>
        </text:list-item>
        <text:list-item>
          <text:p text:style-name="P22"><text:span text:style-name="T13">Land degradation’s effects on productivity are likely to be more severe in some regions and local areas, due to a combination of resource factors (terrain, soils, and precipitation) and economic factors (poverty, tenure insecurity, and lack of infrastructure).</text:span></text:p>
        </text:list-item>
        <text:list-item>
          <text:p text:style-name="P22"><text:span text:style-name="T13">Land degradation’s impacts on productivity may affect food security in some areas both through losses in aggregate production (and thus higher food prices for all consumers) and through losses in income for those who derive their livelihoods from agricultural land or agricultural labor. Model results suggest that the number of people with nutritionally inadequate diets in low-income developing countries would decline by 5% if average annual yield losses to land degradation in those countries were reduced from 0.2% to 0.1% over the next decade.</text:span></text:p>
        </text:list-item>
        <text:list-item>
          <text:p text:style-name="P19"><text:span text:style-name="T15">Concerns persist about the effects of increased agricultural production on the quality of land, water, and other environmental resources. Addressing these chal</text:span><text:span text:style-name="T17">l</text:span><text:span text:style-name="T15">enges requires improved understanding of the links between land quality, land degradation, agricultural productivity, and food security – incorporating biophysical processes as well as choices that farmers make in the context of diverse and changing economic circumstances </text:span><text:span text:style-name="T5">(Wiebe, 2003)</text:span><text:span text:style-name="T15">. </text:span></text:p>
          <text:p text:style-name="P19"><text:span text:style-name="T15"/></text:p>
        </text:list-item>
        <text:list-item>
          <text:p text:style-name="P11"><text:span text:style-name="T29">B</text:span>iodiversity continues to decline, despite the repeated implementation of international conservation conventions, such as the Convention on Biological Diversity (1992), the UN Decade of Biodiversity (2011-2020), and many other biodiversity conservation schemes, which had little success.</text:p>
        </text:list-item>
        <text:list-item>
          <text:p text:style-name="P11">Agriculture is considered the main cause of global biodiversity decline, but conservation objectives still collide with FAO calls for higher crop production to feed the world. </text:p>
        </text:list-item>
        <text:list-item>
          <text:p text:style-name="P11">The current model of agricultural intensification, based on agrochemical inputs, large monocultures and landscape homogenisation, has successfully increased yields, but is associated with severe losses of biodiversity and ecosystem services, even in neighbouring nature reserves.</text:p>
        </text:list-item>
        <text:list-item>
          <text:p text:style-name="P10">Current trends can only be reversed by a concerted effort to fundamentally redesign farming systems and agricultural landscapes; that is, a paradigm shift in agriculture. </text:p>
        </text:list-item>
        <text:list-item>
          <text:p text:style-name="P10">Certified organic farming, that is banning synthetic agrochemicals to achieve sustainability in agricultural systems in general and biodiversity conservation in particular, is often claimed to be the fundamental alternative to conventional farming. However, the contribution of certified organic agriculture to stop the losses in biodiversity appears to be exaggerated in the public perception. In fact, switching from conventional to organic practices increases local species richness by just a third, but leads to considerable yield losses, so that more land is needed to produce the same amount of food. </text:p>
        </text:list-item>
        <text:list-item>
          <text:p text:style-name="P6"><text:span text:style-name="T27">Surprisingly, a wealth of biodiversity-friendly measures that can enhance biodiversity and can be implemented in conventional agriculture, have so far been poorly adopted in current agricultural systems </text:span><text:span text:style-name="T3">(Wiebe, 2003)</text:span><text:span text:style-name="T27">. </text:span></text:p>
          <text:p text:style-name="P6"><text:soft-page-break/><text:span text:style-name="T27"/></text:p>
        </text:list-item>
        <text:list-item>
          <text:p text:style-name="P13"><text:span text:style-name="T27">T</text:span><text:span text:style-name="T26">he three defining and interlinked challenges of the 21</text:span><text:span text:style-name="T30">st</text:span><text:span text:style-name="T26"> century are managing climate change and overcoming poverty and food insecurity, bringing them to the top of the international agenda. </text:span></text:p>
        </text:list-item>
        <text:list-item>
          <text:p text:style-name="P8"><text:span text:style-name="T26">Agriculture is a major contributor to greenhouse gas (GHG) emissions through crop cultivation, livestock, and land use change. These sources altogether account for about one-third of total anthropogenic GHG emission, and four-fifths of them are located in developing countries. </text:span></text:p>
        </text:list-item>
        <text:list-item>
          <text:p text:style-name="P8"><text:span text:style-name="T26">Various mitigation strategies exist at different costs, but would require either change in consumption patterns or some constraints on agricultural activities, with some implications for food supply. Investing in productivity improvement is usually presented as an efficient way to simultaneously achieve GHG emission reduction and ensure food availability, one of the key pillars of food security. </text:span></text:p>
        </text:list-item>
        <text:list-item>
          <text:p text:style-name="P14"><text:span text:style-name="T26">Major productivity gaps remain that could be exploited to supply more food on existing agricultural land and at lower costs. Increasing land productivity would, in particular, relax the pressure from land conversion on current deforestation frontiers and help avoid large emissions and biodiversity losses. </text:span></text:p>
        </text:list-item>
        <text:list-item>
          <text:p text:style-name="P14"><text:span text:style-name="T26">Indeed, past crop yield increases are estimated to have spared 85% of cropland over 50 years and avoided some 590 GtCO2 of land-use-related GHG emissions. </text:span></text:p>
        </text:list-item>
        <text:list-item>
          <text:p text:style-name="P15"><text:span text:style-name="T26">Patterns of future food demand are calibrated on FAO projections. Yield growth for crops and livestock are assumed to follow recent historical trends, which are extended linearly to 2050.</text:span></text:p>
        </text:list-item>
        <text:list-item>
          <text:p text:style-name="P9"><text:span text:style-name="T28">A convergence scenario (“CONV”), where efficient rural development policies improve cropping and herd management practices. As a result, we assume that 50% of the estimate yield gaps in the baseline are bridged for crops. These yield gaps are calculated by comparing current observed crop yields from FAO with the potential yield for rain-fed and irrigated systems estimated with the EPIC model. </text:span></text:p>
        </text:list-item>
        <text:list-item>
          <text:p text:style-name="P9"><text:span text:style-name="T28">The reference pathway considered for the baseline and all scenarios is a conventional intensification of practices (“High-Input” pathway). For this pathway, we increase all input requirements and factor costs associated with yield improvement. For crops, such a scenario implies additional fertilisers, pesticides, and irrigation, as well as investment in machinery and equipment, which are still limiting factors in many developing regions. Given the possibilities of increasing yield through more sustainable practices, we also consider a pathway where these crop yield improvements are obtained without additional synthetic fertilisers, mainly through more effort on optimised rotation, crop-livestock system integration, and precision farming. </text:span></text:p>
        </text:list-item>
        <text:list-item>
          <text:p text:style-name="P20"><text:span text:style-name="T19">A third pathway is explored, relying much more on innovation and total factor productivity gains. For this pathway, all input and factor requirements are kept constant, and the extra production is reache</text:span><text:span text:style-name="T20">d through the adoption of new technologies and public expenditure towards R&amp;D and infrastructure investments, bringing substantial yield boost overall without extra cost for farmers </text:span><text:span text:style-name="T8">(Valin et al., 2013)</text:span><text:span text:style-name="T20">. </text:span><text:span text:style-name="T21"><text:s/></text:span></text:p>
          <text:p text:style-name="P20"><text:span text:style-name="T21"/></text:p>
        </text:list-item>
        <text:list-item>
          <text:p text:style-name="P25"><text:span text:style-name="T21">T</text:span><text:span text:style-name="T18">he global food system will encounter an unprecedented convergence of pressures over the next few decades. Agricultural production must increase by 70-100% to feed over 9 billion people by 2050 and most of this will have to come from fields already under cultivation to minimise biodiversity loss and harm to ecosystem functioning. </text:span></text:p>
        </text:list-item>
        <text:list-item>
          <text:p text:style-name="P25"><text:span text:style-name="T18">This is further compounded by the growing demand for non-food items such as biofuels and biomaterials. The rate of productivity growth has however, declined from ~2% yr-1 during the Green Revolution to ~1% today. </text:span></text:p>
        </text:list-item>
        <text:list-item>
          <text:p text:style-name="P26"><text:soft-page-break/><text:span text:style-name="T18">Past achievements in agricultural production growth have had negative side-effects on land and water resources by poorly adapted production systems and because of deliberate choices or trade-offs to increase agricultural output at the expense of other ecosystem services. </text:span></text:p>
        </text:list-item>
        <text:list-item>
          <text:p text:style-name="P26"><text:span text:style-name="T18">The enormous contrasts in regional food production systems reflect disparities in economic development, soil nutrient supply, market access, and risk-avoidance strategies by farmers and land managers. But they also highlight the potential to enhance agricultural production by closing yield gaps, that is the difference in actual yield and yield that can be obtained when crops are optimally managed. Farmers in North America and Western Europe are estimated to produce yields at 80% of yield potential. Closing the remaining yield gap seems unlikely since the cost of marginal increments in yield exceed the incremental gain at given existing technologies and policies. Yet, yield gaps are especially large under rainfed conditions and in developing nations. With models based on production ecological principles, cereal productivity in SSA was calculated at 15-30% of the biophysical maximum (Bindraban et al., 2012). </text:span></text:p>
          <text:p text:style-name="P26"><text:span text:style-name="T18"/></text:p>
        </text:list-item>
        <text:list-item>
          <text:p text:style-name="P29"><text:span text:style-name="T18">Land degradation is not being adequately addressed, but is of vital importance to raise awareness so that future land management decisions can lead to more sustainable and resilient agricultural systems.</text:span></text:p>
        </text:list-item>
        <text:list-item>
          <text:p text:style-name="P30"><text:span text:style-name="T18">Intensification of agricultural production represented by increasing inputs (especially fertilisers) and improved farm management practices is an established trend for adequately supplying a growing population with food and providing for export resources.</text:span></text:p>
        </text:list-item>
        <text:list-item>
          <text:p text:style-name="P31"><text:span text:style-name="T18">One of the most intensively debated issues in projections on directions that agricultural policies should take over the next 25 years is the extent of land degradation and its effect on food production. While many argue that land degradation is a potential threat to global food production (“Arguments about the severity of global land and soil degradation, and the crises which humans are facing as a result of the shrinking productive natural resource base are convincing”), there are others that indicate that land degradation is over-estimated and relatively unimportant to global food production. </text:span></text:p>
        </text:list-item>
        <text:list-item>
          <text:p text:style-name="P31"><text:span text:style-name="T18">There is a wealth of scientific literature, workshop proceedings and policy statements that link rapidly increasing world population, stagnant aggregate cereal output and the extent of soil degradation worldwide. These are the central themes on the international and national agendas of policy-makers, decision makers and agricultural research organisations. </text:span></text:p>
        </text:list-item>
        <text:list-item>
          <text:p text:style-name="P31"><text:span text:style-name="T18">In the past the demand for more food by increasing population was partly satisfied by opening up new land for agriculture, partly by intensified management of the land to obtain higher yields per unit land. Although world cereal production almost doubled between 1966 and 1990, the growth in aggregate cereal output started to decline after 1982, mainly as a result of a decline in quality and performance of irrigation systems, an inefficient use of fertilisers, a negative nutrient balance in more non-irrigated drylands in developing countries, increased losses from pests and diseases, a deterioration of commodity prices, leading to reduced incentives to invest. </text:span></text:p>
        </text:list-item>
        <text:list-item>
          <text:p text:style-name="P33"><text:span text:style-name="T18">(DISCUSSION: while there is wide-spread evidence that soil losses resulting from erosion are far in excess of the natural rate of soil formation the impact of such losses on crop yields or production has not been well-established in physical or economic terms, although there have been many attempts to do so. Hurni (1996) states that science faces the challenge of assessing the impact of soil erosion by water and wind. To what extent is soil productivity affected? Economic estimates only focusing on production can be misleading because the underlying problem of soil degradation, its long-term irreversible consequences on soil productivity and the urgent need for action are under-estimated). </text:span></text:p>
        </text:list-item>
        <text:list-item>
          <text:p text:style-name="P33"><text:span text:style-name="T18">Crosson (1996) calculated the on-farm economic costs of soil erosion on a global level. Using data derived from GLASOD on lightly, moderately, and strongly degraded land in crops and </text:span><text:soft-page-break/><text:span text:style-name="T18">permanent pastures and assuming percentage losses of productivity for each degradation category (5%, 18%, 50% respectively) he arrived at an average productivity loss on the total area of land in crops and permanent pastures of 4.8% percent. Even if he uses higher loss percentages (15%, 35%, 75%) the average world-wide productivity loss would not be higher than 8.9%. Using Crosson’s approach, we separated cropland from permanent pastures and calculated these losses per continent. </text:span></text:p>
        </text:list-item>
        <text:list-item>
          <text:p text:style-name="P34"><text:span text:style-name="T18">In the GLASOD approach the degree to which the soil is degraded to its present status was related in a qualitative manner to the agricultural suitability of the soil, to its declined productivity, to its possibilities for restoration to full productivity and in relation to its original biotic functions.</text:span></text:p>
        </text:list-item>
        <text:list-item>
          <text:p text:style-name="P34"><text:span text:style-name="T18">A light degree of soil degradation indicated that the soil had a some-what reduced agricultural suitability, but was suitable in local farming systems. Restoration to full productivity is possible by slight adjustment of its land management. A moderate degree of degradation status was defined as a status of the soil with a greatly reduced productivity, but still suitable for use in local farming system. Major improvements were required to restore the soil to its original productive potential. A strong degree of degradation reflected a status of the soil, which had virtually lost its productive capacity. Major investments would be needed to rehabilitate the soil, often beyond the means of national governments in most developing countries. An extreme degree of soil degradation indicated that the soil was unreclaimable. </text:span></text:p>
        </text:list-item>
        <text:list-item>
          <text:p text:style-name="P34"><text:span text:style-name="T18">The GLASOD study revealed that 38% of the area affected by human-induced soil degradation was lightly degraded, 46$ was moderately degraded, 15% was strongly degraded, while less than 1% was extremely degraded on a world-wide basis. </text:span></text:p>
        </text:list-item>
        <text:list-item>
          <text:p text:style-name="P34"><text:span text:style-name="T18">DISCUSSION: there is an inability to investigate whether there may be similar anomalies in other regions of the world between actual yield experience and severity of soil degradation as the high level of management in the USA is not generally practised in many of the developing countries. </text:span></text:p>
        </text:list-item>
        <text:list-item>
          <text:p text:style-name="P35"><text:span text:style-name="T23">DISCUSSION: </text:span><text:span text:style-name="T18">Changes in soil and terrain properties such as loss of topsoil, development of rills and gullies, loss of nutrients, may reflect the occurrence and intensity of the process of soil degradation, but not necessarily the seriousness of its impact on food productivity. The removal of a 5cm layer of topsoil may have a severe impact on a shallow soil with a thin topsoil, but may not affect the productivity on a deep fertile soil. </text:span></text:p>
        </text:list-item>
        <text:list-item>
          <text:p text:style-name="P35"><text:span text:style-name="T18">DISCUSSION: a significant complication in assessing productivity losses as a result of soil degradation processes is the variety of reasons that may lead to yield decline. Yield decline may be caused by a wide range of factors, such as erosion, fertility decline, improper management, drought or waterlogging, quality and quantity of inputs (like seeds, fertilisers), pests and diseases, and adverse weather conditions. It is therefore important to consider a medium or long-time period – 10 to 15 years – to level out aberrations resulting from fluctuations in weather patterns or pest and disease occurrences. </text:span></text:p>
        </text:list-item>
        <text:list-item>
          <text:p text:style-name="P32"><text:span text:style-name="T18">Despite technological innovations to improve the productivity of the soil the average rate of change in total productivity increases has declined from 2.2% annually during the 1950-1965 period to 1.8% annually during the 1965-1979 period in the USA. </text:span></text:p>
        </text:list-item>
        <text:list-item>
          <text:p text:style-name="P35"><text:span text:style-name="T18">DISCUSSION: since soil degradation can be more or less hidden by the effects of various management practices, productivity changes should be assessed in relation to the amounts of inputs or level of management. </text:span></text:p>
        </text:list-item>
        <text:list-item>
          <text:p text:style-name="P35"><text:span text:style-name="T18">The impact of human-induced soil degradation is therefore assessed in relation to the level of management and the resulting changes in productivity. </text:span></text:p>
        </text:list-item>
        <text:list-item>
          <text:p text:style-name="P36"><text:span text:style-name="T18">The changes in productivity (and soil microbiome) are expressed (analysed) in relative terms: the current average productivity compared to the average productivity in the non-degraded situation (intensive vs less intensive). </text:span></text:p>
        </text:list-item>
        <text:list-item>
          <text:p text:style-name="P36"><text:soft-page-break/><text:span text:style-name="T18">DISCUSSION: one can say that the degree of degradation reflects the intensity of the degradation process itself, whereas the impact considers the effect of that process. (In our study we can conclude that the level soil degradation reflects the level of intensity management, however we cant then infer from that that the impacts on yield are also equal, as it should be considered in a contextual circumstance. E.g. in areas with deep fertile soils the degree of soil erosion may be quite high, but the impact may only be light or even negligible. </text:span></text:p>
        </text:list-item>
        <text:list-item>
          <text:p text:style-name="P21"><text:span text:style-name="T24">DISCUSSION: if one indicates a small increase in productivity under a high level of management we may conclude that management improvements partly benefitted yields and were partly needed to compensate the impact of degradation. Therefore the impact is light. If we find a small decrease in productivity under a high level of management, we may conclude that the management measures could not or only partly compensate the impact of soil degradation. Therefore, the impact is strong. If a small decrease in productivity occurs under a medium level of management, we can say that the degradation impact was insufficiently compensated by improvement measures. The impact is moderate </text:span><text:span text:style-name="T6">(Oldeman, 1998)</text:span><text:span text:style-name="T7">.</text:span></text:p>
        </text:list-item>
      </text:list>
      <text:p text:style-name="P16"/>
      <text:p text:style-name="P16"/>
      <text:p text:style-name="P16"/>
      <text:p text:style-name="P16"/>
      <text:p text:style-name="P16"/>
      <text:p text:style-name="P16"/>
      <text:p text:style-name="P16"/>
      <text:p text:style-name="P16">Second Paragraph</text:p>
      <text:p text:style-name="P5">Soil degradation is the biggest limiting factor for agricultural productivity. Statistic on yield effect of soil degradation. Soil degradation is exacerbated by current agricultural practices. </text:p>
      <text:p text:style-name="P5"/>
      <text:p text:style-name="P16">Third Paragraph</text:p>
      <text:p text:style-name="P5">Explain current practices. Introduce idea of alternative practices <text:span text:style-name="T1">and the recent interest in alternative practices. </text:span></text:p>
      <text:p text:style-name="P5"/>
      <text:p text:style-name="P17">Fourth Paragraph</text:p>
      <text:p text:style-name="P7">Explain alternative practices. Introduce the three that I am looking at in my project. Implemented in policy from EU in support of conservation agriculture. </text:p>
      <text:p text:style-name="P7"/>
      <text:p text:style-name="P17">Fifth Paragraph</text:p>
      <text:p text:style-name="P7">Policymakers need good evidence to make decisions. Therefore, I’ll do a meta-analysis. Explain my research here and what my aims ar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8T01:00:10.073822989</meta:creation-date>
    <dc:date>2022-08-18T16:08:58.846925962</dc:date>
    <meta:editing-duration>PT1H52M7S</meta:editing-duration>
    <meta:editing-cycles>10</meta:editing-cycles>
    <meta:generator>LibreOffice/6.4.7.2$Linux_X86_64 LibreOffice_project/40$Build-2</meta:generator>
    <meta:document-statistic meta:table-count="0" meta:image-count="0" meta:object-count="0" meta:page-count="6" meta:paragraph-count="71" meta:word-count="3112" meta:character-count="20530" meta:non-whitespace-character-count="17493"/>
  </office:meta>
</office:document-meta>
</file>